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office:version="1.0">
  <office:font-face-decls>
    <style:font-face style:name="Courier New" svg:font-family="Courier New"/>
    <style:font-face style:name="Arial" svg:font-family="Arial"/>
  </office:font-face-decls>
  <office:automatic-styles>
    <style:style style:name="auto_ijaiiiajfdi" style:family="text">
      <style:text-properties style:font-name="Arial" fo:font-size="6pt" fo:color="#000000" fo:font-style="italic" style:text-underline-type="single" style:text-underline-mode="skip-white-space" style:text-underline-style="solid" style:text-line-through-style="solid" style:text-line-through-mode="continuous" fo:font-weight="bold"/>
    </style:style>
    <style:style style:name="auto_gjighgcchbc" style:family="graphic">
      <style:graphic-properties draw:stroke="none" draw:fill="none" style:vertical-pos="from-top" style:horisontal-pos="from-left"/>
    </style:style>
    <style:style style:name="auto_ghciddihbbe" style:family="text">
      <style:text-properties style:font-name="Arial" fo:font-size="6pt" fo:color="#FF0000" fo:font-style="italic" style:text-underline-type="single" style:text-underline-mode="skip-white-space" style:text-underline-style="solid" style:text-line-through-style="solid" style:text-line-through-mode="continuous" fo:font-weight="bold"/>
    </style:style>
    <style:style style:name="auto_efdjdakjhif" style:family="graphic">
      <style:graphic-properties draw:stroke="none" draw:fill="none" style:vertical-pos="from-top" style:horisontal-pos="from-left"/>
    </style:style>
    <style:style style:name="auto_dhejkfdjfhd" style:family="text">
      <style:text-properties style:font-name="Arial" fo:font-size="6pt" fo:color="#0F2800" fo:font-style="italic" style:text-underline-type="single" style:text-underline-mode="skip-white-space" style:text-underline-style="solid" style:text-line-through-style="solid" style:text-line-through-mode="continuous" fo:font-weight="bold"/>
    </style:style>
    <style:style style:name="auto_hbaceiiadga" style:family="graphic">
      <style:graphic-properties draw:stroke="none" draw:fill="none" style:vertical-pos="from-top" style:horisontal-pos="from-left"/>
    </style:style>
    <style:style style:name="auto_efkiiekfcjj" style:family="text">
      <style:text-properties style:font-name="Arial" fo:font-size="6pt" fo:color="#1F4F00" fo:font-style="italic" style:text-underline-type="single" style:text-underline-mode="skip-white-space" style:text-underline-style="solid" style:text-line-through-style="solid" style:text-line-through-mode="continuous" fo:font-weight="bold"/>
    </style:style>
    <style:style style:name="auto_edkececkjjf" style:family="graphic">
      <style:graphic-properties draw:stroke="none" draw:fill="none" style:vertical-pos="from-top" style:horisontal-pos="from-left"/>
    </style:style>
    <style:style style:name="auto_gjehbifjehd" style:family="text">
      <style:text-properties style:font-name="Arial" fo:font-size="6pt" fo:color="#2F7600" fo:font-style="italic" style:text-underline-type="single" style:text-underline-mode="skip-white-space" style:text-underline-style="solid" style:text-line-through-style="solid" style:text-line-through-mode="continuous" fo:font-weight="bold"/>
    </style:style>
    <style:style style:name="auto_gibgbbjehfg" style:family="graphic">
      <style:graphic-properties draw:stroke="none" draw:fill="none" style:vertical-pos="from-top" style:horisontal-pos="from-left"/>
    </style:style>
    <style:style style:name="auto_fdeihgkejgi" style:family="text">
      <style:text-properties style:font-name="Arial" fo:font-size="6pt" fo:color="#3F9D00" fo:font-style="italic" style:text-underline-type="single" style:text-underline-mode="skip-white-space" style:text-underline-style="solid" style:text-line-through-style="solid" style:text-line-through-mode="continuous" fo:font-weight="bold"/>
    </style:style>
    <style:style style:name="auto_diefjbifikg" style:family="graphic">
      <style:graphic-properties draw:stroke="none" draw:fill="none" style:vertical-pos="from-top" style:horisontal-pos="from-left"/>
    </style:style>
    <style:style style:name="auto_jcdiihgjdgg" style:family="text">
      <style:text-properties style:font-name="Arial" fo:font-size="6pt" fo:color="#4FC400" fo:font-style="italic" style:text-underline-type="single" style:text-underline-mode="skip-white-space" style:text-underline-style="solid" style:text-line-through-style="solid" style:text-line-through-mode="continuous" fo:font-weight="bold"/>
    </style:style>
    <style:style style:name="auto_jiejcadhegf" style:family="graphic">
      <style:graphic-properties draw:stroke="none" draw:fill="none" style:vertical-pos="from-top" style:horisontal-pos="from-left"/>
    </style:style>
    <style:style style:name="auto_feeckjideah" style:family="text">
      <style:text-properties style:font-name="Arial" fo:font-size="6pt" fo:color="#5FEB00" fo:font-style="italic" style:text-underline-type="single" style:text-underline-mode="skip-white-space" style:text-underline-style="solid" style:text-line-through-style="solid" style:text-line-through-mode="continuous" fo:font-weight="bold"/>
    </style:style>
    <style:style style:name="auto_bbfhhdcdied" style:family="graphic">
      <style:graphic-properties draw:stroke="none" draw:fill="none" style:vertical-pos="from-top" style:horisontal-pos="from-left"/>
    </style:style>
    <style:style style:name="auto_jcghibdbjeb" style:family="text">
      <style:text-properties style:font-name="Arial" fo:font-size="6pt" fo:color="#6F1201" fo:font-style="italic" style:text-underline-type="single" style:text-underline-mode="skip-white-space" style:text-underline-style="solid" style:text-line-through-style="solid" style:text-line-through-mode="continuous" fo:font-weight="bold"/>
    </style:style>
    <style:style style:name="auto_didehjaiibh" style:family="graphic">
      <style:graphic-properties draw:stroke="none" draw:fill="none" style:vertical-pos="from-top" style:horisontal-pos="from-left"/>
    </style:style>
    <style:style style:name="auto_dccfiefgghi" style:family="text">
      <style:text-properties style:font-name="Arial" fo:font-size="6pt" fo:color="#7F3901" fo:font-style="italic" style:text-underline-type="single" style:text-underline-mode="skip-white-space" style:text-underline-style="solid" style:text-line-through-style="solid" style:text-line-through-mode="continuous" fo:font-weight="bold"/>
    </style:style>
    <style:style style:name="auto_hiaeaifcijb" style:family="graphic">
      <style:graphic-properties draw:stroke="none" draw:fill="none" style:vertical-pos="from-top" style:horisontal-pos="from-left"/>
    </style:style>
    <style:style style:name="auto_jfkihjjhdcf" style:family="text">
      <style:text-properties style:font-name="Arial" fo:font-size="6pt" fo:color="#8F6001" fo:font-style="italic" style:text-underline-type="single" style:text-underline-mode="skip-white-space" style:text-underline-style="solid" style:text-line-through-style="solid" style:text-line-through-mode="continuous" fo:font-weight="bold"/>
    </style:style>
    <style:style style:name="auto_ebhbdcihjjh" style:family="graphic">
      <style:graphic-properties draw:stroke="none" draw:fill="none" style:vertical-pos="from-top" style:horisontal-pos="from-left"/>
    </style:style>
    <style:style style:name="auto_ihgbekjdeca" style:family="text">
      <style:text-properties style:font-name="Arial" fo:font-size="6pt" fo:color="#9F8701" fo:font-style="italic" style:text-underline-type="single" style:text-underline-mode="skip-white-space" style:text-underline-style="solid" style:text-line-through-style="solid" style:text-line-through-mode="continuous" fo:font-weight="bold"/>
    </style:style>
    <style:style style:name="auto_hchicacfggd" style:family="graphic">
      <style:graphic-properties draw:stroke="none" draw:fill="none" style:vertical-pos="from-top" style:horisontal-pos="from-left"/>
    </style:style>
    <style:style style:name="auto_gjhjfehbiji" style:family="text">
      <style:text-properties style:font-name="Arial" fo:font-size="6pt" fo:color="#AFAE01" fo:font-style="italic" style:text-underline-type="single" style:text-underline-mode="skip-white-space" style:text-underline-style="solid" style:text-line-through-style="solid" style:text-line-through-mode="continuous" fo:font-weight="bold"/>
    </style:style>
    <style:style style:name="auto_dkfgcbjeiga" style:family="graphic">
      <style:graphic-properties draw:stroke="none" draw:fill="none" style:vertical-pos="from-top" style:horisontal-pos="from-left"/>
    </style:style>
    <style:style style:name="auto_idcdachfkbh" style:family="text">
      <style:text-properties style:font-name="Arial" fo:font-size="6pt" fo:color="#BFD501" fo:font-style="italic" style:text-underline-type="single" style:text-underline-mode="skip-white-space" style:text-underline-style="solid" style:text-line-through-style="solid" style:text-line-through-mode="continuous" fo:font-weight="bold"/>
    </style:style>
    <style:style style:name="auto_ahacjdakjjd" style:family="graphic">
      <style:graphic-properties draw:stroke="none" draw:fill="none" style:vertical-pos="from-top" style:horisontal-pos="from-left"/>
    </style:style>
    <style:style style:name="auto_hichebbbhjf" style:family="text">
      <style:text-properties style:font-name="Arial" fo:font-size="6pt" fo:color="#CFFC01" fo:font-style="italic" style:text-underline-type="single" style:text-underline-mode="skip-white-space" style:text-underline-style="solid" style:text-line-through-style="solid" style:text-line-through-mode="continuous" fo:font-weight="bold"/>
    </style:style>
    <style:style style:name="auto_eiiedjkbgfc" style:family="graphic">
      <style:graphic-properties draw:stroke="none" draw:fill="none" style:vertical-pos="from-top" style:horisontal-pos="from-left"/>
    </style:style>
    <style:style style:name="auto_ejdcfabjikc" style:family="text">
      <style:text-properties style:font-name="Arial" fo:font-size="6pt" fo:color="#DF2302" fo:font-style="italic" style:text-underline-type="single" style:text-underline-mode="skip-white-space" style:text-underline-style="solid" style:text-line-through-style="solid" style:text-line-through-mode="continuous" fo:font-weight="bold"/>
    </style:style>
    <style:style style:name="auto_bejhdibcdkd" style:family="graphic">
      <style:graphic-properties draw:stroke="none" draw:fill="none" style:vertical-pos="from-top" style:horisontal-pos="from-left"/>
    </style:style>
    <style:style style:name="auto_jcejdfbdiak" style:family="text">
      <style:text-properties style:font-name="Arial" fo:font-size="6pt" fo:color="#EF4A02" fo:font-style="italic" style:text-underline-type="single" style:text-underline-mode="skip-white-space" style:text-underline-style="solid" style:text-line-through-style="solid" style:text-line-through-mode="continuous" fo:font-weight="bold"/>
    </style:style>
    <style:style style:name="auto_fghhdfebick" style:family="graphic">
      <style:graphic-properties draw:stroke="none" draw:fill="none" style:vertical-pos="from-top" style:horisontal-pos="from-left"/>
    </style:style>
    <style:style style:name="auto_ckdegcggicb" style:family="text">
      <style:text-properties style:font-name="Arial" fo:font-size="6pt" fo:color="#FF7102" fo:font-style="italic" style:text-underline-type="single" style:text-underline-mode="skip-white-space" style:text-underline-style="solid" style:text-line-through-style="solid" style:text-line-through-mode="continuous" fo:font-weight="bold"/>
    </style:style>
    <style:style style:name="auto_ggbiidfdfgi" style:family="graphic">
      <style:graphic-properties draw:stroke="none" draw:fill="none" style:vertical-pos="from-top" style:horisontal-pos="from-left"/>
    </style:style>
    <style:style style:name="auto_hcecbhkehcd" style:family="text">
      <style:text-properties style:font-name="Arial" fo:font-size="6pt" fo:color="#0F9902" fo:font-style="italic" style:text-underline-type="single" style:text-underline-mode="skip-white-space" style:text-underline-style="solid" style:text-line-through-style="solid" style:text-line-through-mode="continuous" fo:font-weight="bold"/>
    </style:style>
    <style:style style:name="auto_cebeabbjkab" style:family="graphic">
      <style:graphic-properties draw:stroke="none" draw:fill="none" style:vertical-pos="from-top" style:horisontal-pos="from-left"/>
    </style:style>
    <style:style style:name="auto_cjkafjagigg" style:family="text">
      <style:text-properties style:font-name="Arial" fo:font-size="6pt" fo:color="#1FC002" fo:font-style="italic" style:text-underline-type="single" style:text-underline-mode="skip-white-space" style:text-underline-style="solid" style:text-line-through-style="solid" style:text-line-through-mode="continuous" fo:font-weight="bold"/>
    </style:style>
    <style:style style:name="auto_hggigjbfkah" style:family="graphic">
      <style:graphic-properties draw:stroke="none" draw:fill="none" style:vertical-pos="from-top" style:horisontal-pos="from-left"/>
    </style:style>
    <style:style style:name="auto_fejjfecbeed" style:family="text">
      <style:text-properties style:font-name="Arial" fo:font-size="6pt" fo:color="#2FE702" fo:font-style="italic" style:text-underline-type="single" style:text-underline-mode="skip-white-space" style:text-underline-style="solid" style:text-line-through-style="solid" style:text-line-through-mode="continuous" fo:font-weight="bold"/>
    </style:style>
    <style:style style:name="auto_bhbgcbcdahk" style:family="graphic">
      <style:graphic-properties draw:stroke="none" draw:fill="none" style:vertical-pos="from-top" style:horisontal-pos="from-left"/>
    </style:style>
    <style:style style:name="auto_cfhbdcgkdjh" style:family="text">
      <style:text-properties style:font-name="Arial" fo:font-size="6pt" fo:color="#3F0E03" fo:font-style="italic" style:text-underline-type="single" style:text-underline-mode="skip-white-space" style:text-underline-style="solid" style:text-line-through-style="solid" style:text-line-through-mode="continuous" fo:font-weight="bold"/>
    </style:style>
    <style:style style:name="auto_jeikbhgbijh" style:family="graphic">
      <style:graphic-properties draw:stroke="none" draw:fill="none" style:vertical-pos="from-top" style:horisontal-pos="from-left"/>
    </style:style>
    <style:style style:name="auto_eagedhdhecc" style:family="text">
      <style:text-properties style:font-name="Arial" fo:font-size="6pt" fo:color="#4F3503" fo:font-style="italic" style:text-underline-type="single" style:text-underline-mode="skip-white-space" style:text-underline-style="solid" style:text-line-through-style="solid" style:text-line-through-mode="continuous" fo:font-weight="bold"/>
    </style:style>
    <style:style style:name="auto_dfdkaheaccf" style:family="graphic">
      <style:graphic-properties draw:stroke="none" draw:fill="none" style:vertical-pos="from-top" style:horisontal-pos="from-left"/>
    </style:style>
    <style:style style:name="auto_afdhdeibgde" style:family="text">
      <style:text-properties style:font-name="Arial" fo:font-size="6pt" fo:color="#5F5C03" fo:font-style="italic" style:text-underline-type="single" style:text-underline-mode="skip-white-space" style:text-underline-style="solid" style:text-line-through-style="solid" style:text-line-through-mode="continuous" fo:font-weight="bold"/>
    </style:style>
    <style:style style:name="auto_bdffgkfhegb" style:family="graphic">
      <style:graphic-properties draw:stroke="none" draw:fill="none" style:vertical-pos="from-top" style:horisontal-pos="from-left"/>
    </style:style>
    <style:style style:name="auto_kkeihadjijg" style:family="text">
      <style:text-properties style:font-name="Arial" fo:font-size="6pt" fo:color="#6F8303" fo:font-style="italic" style:text-underline-type="single" style:text-underline-mode="skip-white-space" style:text-underline-style="solid" style:text-line-through-style="solid" style:text-line-through-mode="continuous" fo:font-weight="bold"/>
    </style:style>
    <style:style style:name="auto_hbhafbjbkha" style:family="graphic">
      <style:graphic-properties draw:stroke="none" draw:fill="none" style:vertical-pos="from-top" style:horisontal-pos="from-left"/>
    </style:style>
    <style:style style:name="auto_bijjjbighdh" style:family="text">
      <style:text-properties style:font-name="Arial" fo:font-size="6pt" fo:color="#7FAA03" fo:font-style="italic" style:text-underline-type="single" style:text-underline-mode="skip-white-space" style:text-underline-style="solid" style:text-line-through-style="solid" style:text-line-through-mode="continuous" fo:font-weight="bold"/>
    </style:style>
    <style:style style:name="auto_fikhfbjacdi" style:family="graphic">
      <style:graphic-properties draw:stroke="none" draw:fill="none" style:vertical-pos="from-top" style:horisontal-pos="from-left"/>
    </style:style>
    <style:style style:name="auto_kjabdbdhecb" style:family="text">
      <style:text-properties style:font-name="Arial" fo:font-size="6pt" fo:color="#8FD103" fo:font-style="italic" style:text-underline-type="single" style:text-underline-mode="skip-white-space" style:text-underline-style="solid" style:text-line-through-style="solid" style:text-line-through-mode="continuous" fo:font-weight="bold"/>
    </style:style>
    <style:style style:name="auto_jhieffgkhif" style:family="graphic">
      <style:graphic-properties draw:stroke="none" draw:fill="none" style:vertical-pos="from-top" style:horisontal-pos="from-left"/>
    </style:style>
    <style:style style:name="auto_cjbiheijgij" style:family="text">
      <style:text-properties style:font-name="Arial" fo:font-size="6pt" fo:color="#9FF803" fo:font-style="italic" style:text-underline-type="single" style:text-underline-mode="skip-white-space" style:text-underline-style="solid" style:text-line-through-style="solid" style:text-line-through-mode="continuous" fo:font-weight="bold"/>
    </style:style>
    <style:style style:name="auto_cfjkbjgjgdf" style:family="graphic">
      <style:graphic-properties draw:stroke="none" draw:fill="none" style:vertical-pos="from-top" style:horisontal-pos="from-left"/>
    </style:style>
    <style:style style:name="auto_gdbhigbadec" style:family="text">
      <style:text-properties style:font-name="Arial" fo:font-size="6pt" fo:color="#AF1F04" fo:font-style="italic" style:text-underline-type="single" style:text-underline-mode="skip-white-space" style:text-underline-style="solid" style:text-line-through-style="solid" style:text-line-through-mode="continuous" fo:font-weight="bold"/>
    </style:style>
    <style:style style:name="auto_ehjbhikjjhf" style:family="graphic">
      <style:graphic-properties draw:stroke="none" draw:fill="none" style:vertical-pos="from-top" style:horisontal-pos="from-left"/>
    </style:style>
    <style:style style:name="auto_edjjhcjcbjh" style:family="text">
      <style:text-properties style:font-name="Arial" fo:font-size="6pt" fo:color="#BF4604" fo:font-style="italic" style:text-underline-type="single" style:text-underline-mode="skip-white-space" style:text-underline-style="solid" style:text-line-through-style="solid" style:text-line-through-mode="continuous" fo:font-weight="bold"/>
    </style:style>
    <style:style style:name="auto_hdegafefijk" style:family="graphic">
      <style:graphic-properties draw:stroke="none" draw:fill="none" style:vertical-pos="from-top" style:horisontal-pos="from-left"/>
    </style:style>
    <style:style style:name="auto_fcjbchhfjek" style:family="text">
      <style:text-properties style:font-name="Arial" fo:font-size="6pt" fo:color="#CF6D04" fo:font-style="italic" style:text-underline-type="single" style:text-underline-mode="skip-white-space" style:text-underline-style="solid" style:text-line-through-style="solid" style:text-line-through-mode="continuous" fo:font-weight="bold"/>
    </style:style>
    <style:style style:name="auto_hhdcehbhkbb" style:family="graphic">
      <style:graphic-properties draw:stroke="none" draw:fill="none" style:vertical-pos="from-top" style:horisontal-pos="from-left"/>
    </style:style>
    <style:style style:name="auto_idceebbccge" style:family="text">
      <style:text-properties style:font-name="Arial" fo:font-size="6pt" fo:color="#DF9404" fo:font-style="italic" style:text-underline-type="single" style:text-underline-mode="skip-white-space" style:text-underline-style="solid" style:text-line-through-style="solid" style:text-line-through-mode="continuous" fo:font-weight="bold"/>
    </style:style>
    <style:style style:name="auto_dccfbcaegfd" style:family="graphic">
      <style:graphic-properties draw:stroke="none" draw:fill="none" style:vertical-pos="from-top" style:horisontal-pos="from-left"/>
    </style:style>
    <style:style style:name="auto_jcccidgjjde" style:family="text">
      <style:text-properties style:font-name="Arial" fo:font-size="6pt" fo:color="#DF9404" fo:font-style="italic" style:text-underline-type="single" style:text-underline-mode="skip-white-space" style:text-underline-style="solid" style:text-line-through-style="solid" style:text-line-through-mode="continuous" fo:font-weight="bold"/>
    </style:style>
    <style:style style:name="auto_hakgbbcejch" style:family="table">
      <style:table-properties style:width="12.0cm" table:align="center" table:border-model="collapsing"/>
    </style:style>
    <style:style style:name="auto_khhhegffhdc" style:family="table-row">
      <style:table-row-properties style:use-optimal-row-height="true"/>
    </style:style>
    <style:style style:name="auto_dbgbjheigcg" style:family="table-column">
      <style:table-column-properties style:use-optimal-column-width="true"/>
    </style:style>
    <style:style style:name="auto_bbgcbeeafbd" style:family="table-cell">
      <style:table-cell-properties fo:padding-left="0.1cm" fo:padding-right="0.1cm" fo:padding-top="0.1cm" fo:padding-bottom="0.1cm" fo:border-top="0.1cm solid #FF0000" fo:border-bottom="0.1cm solid #FF0000" fo:border-left="0.1cm solid #FF0000" fo:border-right="0.1cm solid #FF0000" style:vertical-align="middle" fo:wrap-option="wrap"/>
    </style:style>
    <style:style style:name="auto_hfafbkcjbkk" style:family="paragraph">
      <style:paragraph-properties style:tab-stop-distance="0.5cm" fo:text-align="right" style:line-spacing="0.1cm" fo:break-before="page"/>
    </style:style>
    <style:style style:name="auto_cjjjjcdfejd" style:family="paragraph">
      <style:paragraph-properties style:tab-stop-distance="0.5cm" fo:text-align="right" style:line-spacing="0.1cm" fo:break-before="page"/>
    </style:style>
    <style:style style:name="auto_bdiihiigfic" style:family="table-column">
      <style:table-column-properties style:use-optimal-column-width="true"/>
    </style:style>
    <style:style style:name="auto_jaackdjicbd" style:family="paragraph">
      <style:paragraph-properties style:tab-stop-distance="0.5cm" fo:text-align="right" style:line-spacing="0.1cm" fo:break-before="page"/>
    </style:style>
    <style:style style:name="auto_edigchidbid" style:family="table-row">
      <style:table-row-properties style:use-optimal-row-height="true"/>
    </style:style>
    <style:style style:name="auto_bcigkagbdfc" style:family="table-column">
      <style:table-column-properties style:use-optimal-column-width="true"/>
    </style:style>
  </office:automatic-styles>
  <office:body>
    <office:text>
      <text:p>Hello, World!<text:tab/><text:tab/>|<text:s text:c="8"/>|<text:line-break/>|<text:tab/><text:tab/><text:tab/><text:tab/>|</text:p>
      <text:p/>
      <text:p>paragraph</text:p>
      <text:p><draw:frame draw:style-name="auto_gjighgcchbc" draw:name="Текстовое поле" text:anchor-type="page" svg:width="2.0cm" svg:height="1.0cm" svg:x="1.0cm"><draw:text-box><text:p><text:span text:style-name="auto_ijaiiiajfdi">Hello!</text:span></text:p></draw:text-box></draw:frame></text:p>
      <text:p><text:span text:style-name="auto_ghciddihbbe">Строка!</text:span></text:p>
      <text:p><text:span text:style-name="auto_dhejkfdjfhd">СИЕ ЕСТЬ НЕКАЯ СТРОЧКА РУССКОЯЗЫЧНОГО...<text:tab/>ТЕКСТА<text:line-break/></text:span></text:p>
      <text:p><text:span text:style-name="auto_efkiiekfcjj">СИЕ ЕСТЬ НЕКАЯ СТРОЧКА РУССКОЯЗЫЧНОГО...<text:tab/>ТЕКСТА<text:line-break/></text:span></text:p>
      <text:p><text:span text:style-name="auto_gjehbifjehd">СИЕ ЕСТЬ НЕКАЯ СТРОЧКА РУССКОЯЗЫЧНОГО...<text:tab/>ТЕКСТА<text:line-break/></text:span></text:p>
      <text:p><text:span text:style-name="auto_fdeihgkejgi">СИЕ ЕСТЬ НЕКАЯ СТРОЧКА РУССКОЯЗЫЧНОГО...<text:tab/>ТЕКСТА<text:line-break/></text:span></text:p>
      <text:p><text:span text:style-name="auto_jcdiihgjdgg">СИЕ ЕСТЬ НЕКАЯ СТРОЧКА РУССКОЯЗЫЧНОГО...<text:tab/>ТЕКСТА<text:line-break/></text:span></text:p>
      <text:p><text:span text:style-name="auto_feeckjideah">СИЕ ЕСТЬ НЕКАЯ СТРОЧКА РУССКОЯЗЫЧНОГО...<text:tab/>ТЕКСТА<text:line-break/></text:span></text:p>
      <text:p><text:span text:style-name="auto_jcghibdbjeb">СИЕ ЕСТЬ НЕКАЯ СТРОЧКА РУССКОЯЗЫЧНОГО...<text:tab/>ТЕКСТА<text:line-break/></text:span></text:p>
      <text:p><text:span text:style-name="auto_dccfiefgghi">СИЕ ЕСТЬ НЕКАЯ СТРОЧКА РУССКОЯЗЫЧНОГО...<text:tab/>ТЕКСТА<text:line-break/></text:span></text:p>
      <text:p><text:span text:style-name="auto_jfkihjjhdcf">СИЕ ЕСТЬ НЕКАЯ СТРОЧКА РУССКОЯЗЫЧНОГО...<text:tab/>ТЕКСТА<text:line-break/></text:span></text:p>
      <text:p><text:span text:style-name="auto_ihgbekjdeca">СИЕ ЕСТЬ НЕКАЯ СТРОЧКА РУССКОЯЗЫЧНОГО...<text:tab/>ТЕКСТА<text:line-break/></text:span></text:p>
      <text:p><text:span text:style-name="auto_gjhjfehbiji">СИЕ ЕСТЬ НЕКАЯ СТРОЧКА РУССКОЯЗЫЧНОГО...<text:tab/>ТЕКСТА<text:line-break/></text:span></text:p>
      <text:p><text:span text:style-name="auto_idcdachfkbh">СИЕ ЕСТЬ НЕКАЯ СТРОЧКА РУССКОЯЗЫЧНОГО...<text:tab/>ТЕКСТА<text:line-break/></text:span></text:p>
      <text:p><text:span text:style-name="auto_hichebbbhjf">СИЕ ЕСТЬ НЕКАЯ СТРОЧКА РУССКОЯЗЫЧНОГО...<text:tab/>ТЕКСТА<text:line-break/></text:span></text:p>
      <text:p><text:span text:style-name="auto_ejdcfabjikc">СИЕ ЕСТЬ НЕКАЯ СТРОЧКА РУССКОЯЗЫЧНОГО...<text:tab/>ТЕКСТА<text:line-break/></text:span></text:p>
      <text:p><text:span text:style-name="auto_jcejdfbdiak">СИЕ ЕСТЬ НЕКАЯ СТРОЧКА РУССКОЯЗЫЧНОГО...<text:tab/>ТЕКСТА<text:line-break/></text:span></text:p>
      <text:p><text:span text:style-name="auto_ckdegcggicb">СИЕ ЕСТЬ НЕКАЯ СТРОЧКА РУССКОЯЗЫЧНОГО...<text:tab/>ТЕКСТА<text:line-break/></text:span></text:p>
      <text:p><text:span text:style-name="auto_hcecbhkehcd">СИЕ ЕСТЬ НЕКАЯ СТРОЧКА РУССКОЯЗЫЧНОГО...<text:tab/>ТЕКСТА<text:line-break/></text:span></text:p>
      <text:p><text:span text:style-name="auto_cjkafjagigg">СИЕ ЕСТЬ НЕКАЯ СТРОЧКА РУССКОЯЗЫЧНОГО...<text:tab/>ТЕКСТА<text:line-break/></text:span></text:p>
      <text:p><text:span text:style-name="auto_fejjfecbeed">СИЕ ЕСТЬ НЕКАЯ СТРОЧКА РУССКОЯЗЫЧНОГО...<text:tab/>ТЕКСТА<text:line-break/></text:span></text:p>
      <text:p><text:span text:style-name="auto_cfhbdcgkdjh">СИЕ ЕСТЬ НЕКАЯ СТРОЧКА РУССКОЯЗЫЧНОГО...<text:tab/>ТЕКСТА<text:line-break/></text:span></text:p>
      <text:p><text:span text:style-name="auto_eagedhdhecc">СИЕ ЕСТЬ НЕКАЯ СТРОЧКА РУССКОЯЗЫЧНОГО...<text:tab/>ТЕКСТА<text:line-break/></text:span></text:p>
      <text:p><text:span text:style-name="auto_afdhdeibgde">СИЕ ЕСТЬ НЕКАЯ СТРОЧКА РУССКОЯЗЫЧНОГО...<text:tab/>ТЕКСТА<text:line-break/></text:span></text:p>
      <text:p><text:span text:style-name="auto_kkeihadjijg">СИЕ ЕСТЬ НЕКАЯ СТРОЧКА РУССКОЯЗЫЧНОГО...<text:tab/>ТЕКСТА<text:line-break/></text:span></text:p>
      <text:p><text:span text:style-name="auto_bijjjbighdh">СИЕ ЕСТЬ НЕКАЯ СТРОЧКА РУССКОЯЗЫЧНОГО...<text:tab/>ТЕКСТА<text:line-break/></text:span></text:p>
      <text:p><text:span text:style-name="auto_kjabdbdhecb">СИЕ ЕСТЬ НЕКАЯ СТРОЧКА РУССКОЯЗЫЧНОГО...<text:tab/>ТЕКСТА<text:line-break/></text:span></text:p>
      <text:p><text:span text:style-name="auto_cjbiheijgij">СИЕ ЕСТЬ НЕКАЯ СТРОЧКА РУССКОЯЗЫЧНОГО...<text:tab/>ТЕКСТА<text:line-break/></text:span></text:p>
      <text:p><text:span text:style-name="auto_gdbhigbadec">СИЕ ЕСТЬ НЕКАЯ СТРОЧКА РУССКОЯЗЫЧНОГО...<text:tab/>ТЕКСТА<text:line-break/></text:span></text:p>
      <text:p><text:span text:style-name="auto_edjjhcjcbjh">СИЕ ЕСТЬ НЕКАЯ СТРОЧКА РУССКОЯЗЫЧНОГО...<text:tab/>ТЕКСТА<text:line-break/></text:span></text:p>
      <text:p><text:span text:style-name="auto_fcjbchhfjek">СИЕ ЕСТЬ НЕКАЯ СТРОЧКА РУССКОЯЗЫЧНОГО...<text:tab/>ТЕКСТА<text:line-break/></text:span></text:p>
      <text:p><text:span text:style-name="auto_idceebbccge">СИЕ ЕСТЬ НЕКАЯ СТРОЧКА РУССКОЯЗЫЧНОГО...<text:tab/>ТЕКСТА<text:line-break/></text:span>Строка</text:p>
      <table:table table:name="cbbhfdhjicc" table:style-name="auto_hakgbbcejch">
        <table:table-column table:style-name="auto_dbgbjheigcg"/>
        <table:table-column table:style-name="auto_dbgbjheigcg"/>
        <table:table-column table:style-name="auto_dbgbjheigcg"/>
        <table:table-column table:style-name="auto_dbgbjheigcg"/>
        <table:table-column table:style-name="auto_dbgbjheigcg"/>
        <table:table-column table:style-name="auto_bdiihiigfic"/>
        <table:table-row table:style-name="auto_khhhegffhdc">
          <table:table-cell table:style-name="auto_bbgcbeeafbd"/>
          <table:table-cell table:style-name="auto_bbgcbeeafbd"/>
          <table:table-cell table:style-name="auto_bbgcbeeafbd"/>
          <table:table-cell table:style-name="auto_bbgcbeeafbd"/>
          <table:table-cell table:style-name="auto_bbgcbeeafbd"/>
          <table:table-cell table:style-name="auto_bbgcbeeafbd"/>
        </table:table-row>
        <table:table-row table:style-name="auto_khhhegffhdc">
          <table:table-cell table:style-name="auto_bbgcbeeafbd"/>
          <table:table-cell table:style-name="auto_bbgcbeeafbd"/>
          <table:table-cell table:style-name="auto_bbgcbeeafbd"/>
          <table:table-cell table:style-name="auto_bbgcbeeafbd"/>
          <table:table-cell table:style-name="auto_bbgcbeeafbd"/>
          <table:table-cell table:style-name="auto_bbgcbeeafbd"/>
        </table:table-row>
        <table:table-row table:style-name="auto_edigchidbid">
          <table:table-cell table:style-name="auto_bbgcbeeafbd"/>
          <table:table-cell table:style-name="auto_bbgcbeeafbd"/>
          <table:table-cell table:style-name="auto_bbgcbeeafbd"/>
          <table:table-cell table:style-name="auto_bbgcbeeafbd"/>
          <table:table-cell table:style-name="auto_bbgcbeeafbd"/>
          <table:table-cell table:style-name="auto_bbgcbeeafbd"/>
        </table:table-row>
        <table:table-row table:style-name="auto_khhhegffhdc">
          <table:table-cell table:style-name="auto_bbgcbeeafbd"/>
          <table:table-cell table:style-name="auto_bbgcbeeafbd"/>
          <table:table-cell table:style-name="auto_bbgcbeeafbd"/>
          <table:table-cell table:style-name="auto_bbgcbeeafbd"/>
          <table:table-cell table:style-name="auto_bbgcbeeafbd"/>
          <table:table-cell table:style-name="auto_bbgcbeeafbd"/>
        </table:table-row>
        <table:table-row table:style-name="auto_khhhegffhdc">
          <table:table-cell table:style-name="auto_bbgcbeeafbd"/>
          <table:table-cell table:style-name="auto_bbgcbeeafbd"/>
          <table:table-cell table:style-name="auto_bbgcbeeafbd"/>
          <table:table-cell table:style-name="auto_bbgcbeeafbd"/>
          <table:table-cell table:style-name="auto_bbgcbeeafbd"/>
          <table:table-cell table:style-name="auto_bbgcbeeafbd"/>
        </table:table-row>
        <table:table-row table:style-name="auto_khhhegffhdc">
          <table:table-cell table:style-name="auto_bbgcbeeafbd"/>
          <table:table-cell table:style-name="auto_bbgcbeeafbd"/>
          <table:table-cell table:style-name="auto_bbgcbeeafbd"/>
          <table:table-cell table:style-name="auto_bbgcbeeafbd"/>
          <table:table-cell table:style-name="auto_bbgcbeeafbd"/>
          <table:table-cell table:style-name="auto_bbgcbeeafbd"/>
        </table:table-row>
        <table:table-row table:style-name="auto_khhhegffhdc">
          <table:table-cell table:style-name="auto_bbgcbeeafbd"/>
          <table:table-cell table:style-name="auto_bbgcbeeafbd"/>
          <table:table-cell table:style-name="auto_bbgcbeeafbd"/>
          <table:table-cell table:style-name="auto_bbgcbeeafbd"/>
          <table:table-cell table:style-name="auto_bbgcbeeafbd"/>
          <table:table-cell table:style-name="auto_bbgcbeeafbd"/>
        </table:table-row>
        <table:table-row table:style-name="auto_khhhegffhdc">
          <table:table-cell table:style-name="auto_bbgcbeeafbd"/>
          <table:table-cell table:style-name="auto_bbgcbeeafbd"/>
          <table:table-cell table:style-name="auto_bbgcbeeafbd"/>
          <table:table-cell table:style-name="auto_bbgcbeeafbd"/>
          <table:table-cell table:style-name="auto_bbgcbeeafbd"/>
          <table:table-cell table:style-name="auto_bbgcbeeafbd"/>
        </table:table-row>
        <table:table-row table:style-name="auto_khhhegffhdc">
          <table:table-cell table:style-name="auto_bbgcbeeafbd"/>
          <table:table-cell table:style-name="auto_bbgcbeeafbd"/>
          <table:table-cell table:style-name="auto_bbgcbeeafbd"/>
          <table:table-cell table:style-name="auto_bbgcbeeafbd"/>
          <table:table-cell table:style-name="auto_bbgcbeeafbd"/>
          <table:table-cell table:style-name="auto_bbgcbeeafbd"/>
        </table:table-row>
        <table:table-row table:style-name="auto_khhhegffhdc">
          <table:table-cell table:style-name="auto_bbgcbeeafbd"/>
          <table:table-cell table:style-name="auto_bbgcbeeafbd"/>
          <table:table-cell table:style-name="auto_bbgcbeeafbd"/>
          <table:table-cell table:style-name="auto_bbgcbeeafbd"/>
          <table:table-cell table:style-name="auto_bbgcbeeafbd"/>
          <table:table-cell table:style-name="auto_bbgcbeeafbd"/>
        </table:table-row>
        <table:table-row table:style-name="auto_khhhegffhdc">
          <table:table-cell table:style-name="auto_bbgcbeeafbd"/>
          <table:table-cell table:style-name="auto_bbgcbeeafbd"/>
          <table:table-cell table:style-name="auto_bbgcbeeafbd"/>
          <table:table-cell table:style-name="auto_bbgcbeeafbd"/>
          <table:table-cell table:style-name="auto_bbgcbeeafbd"/>
          <table:table-cell table:style-name="auto_bbgcbeeafbd"/>
        </table:table-row>
        <table:table-row table:style-name="auto_khhhegffhdc">
          <table:table-cell table:style-name="auto_bbgcbeeafbd"/>
          <table:table-cell table:style-name="auto_bbgcbeeafbd"/>
          <table:table-cell table:style-name="auto_bbgcbeeafbd"/>
          <table:table-cell table:style-name="auto_bbgcbeeafbd"/>
          <table:table-cell table:style-name="auto_bbgcbeeafbd"/>
          <table:table-cell table:style-name="auto_bbgcbeeafbd"/>
        </table:table-row>
        <table:table-row table:style-name="auto_khhhegffhdc">
          <table:table-cell table:style-name="auto_bbgcbeeafbd"/>
          <table:table-cell table:style-name="auto_bbgcbeeafbd"/>
          <table:table-cell table:style-name="auto_bbgcbeeafbd"/>
          <table:table-cell table:style-name="auto_bbgcbeeafbd"/>
          <table:table-cell table:style-name="auto_bbgcbeeafbd"/>
          <table:table-cell table:style-name="auto_bbgcbeeafbd"/>
        </table:table-row>
        <table:table-row table:style-name="auto_khhhegffhdc">
          <table:table-cell table:style-name="auto_bbgcbeeafbd"/>
          <table:table-cell table:style-name="auto_bbgcbeeafbd"/>
          <table:table-cell table:style-name="auto_bbgcbeeafbd"/>
          <table:table-cell table:style-name="auto_bbgcbeeafbd"/>
          <table:table-cell table:style-name="auto_bbgcbeeafbd"/>
          <table:table-cell table:style-name="auto_bbgcbeeafbd"/>
        </table:table-row>
        <table:table-row table:style-name="auto_khhhegffhdc">
          <table:table-cell table:style-name="auto_bbgcbeeafbd"/>
          <table:table-cell table:style-name="auto_bbgcbeeafbd"/>
          <table:table-cell table:style-name="auto_bbgcbeeafbd"/>
          <table:table-cell table:style-name="auto_bbgcbeeafbd"/>
          <table:table-cell table:style-name="auto_bbgcbeeafbd"/>
          <table:table-cell table:style-name="auto_bbgcbeeafbd"/>
        </table:table-row>
        <table:table-row table:style-name="auto_khhhegffhdc">
          <table:table-cell table:style-name="auto_bbgcbeeafbd"/>
          <table:table-cell table:style-name="auto_bbgcbeeafbd"/>
          <table:table-cell table:style-name="auto_bbgcbeeafbd"/>
          <table:table-cell table:style-name="auto_bbgcbeeafbd"/>
          <table:table-cell table:style-name="auto_bbgcbeeafbd"/>
          <table:table-cell table:style-name="auto_bbgcbeeafbd"/>
        </table:table-row>
      </table:table>
      <text:p text:style-name="auto_hfafbkcjbkk">Fin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office:version="1.0">
  <office:font-face-decls>
    <style:font-face style:name="Courier New" svg:font-family="Courier New"/>
    <style:font-face style:name="Arial" svg:font-family="Arial"/>
  </office:font-face-decls>
  <office:automatic-styles>
    <style:page-layout style:name="StandardPageLayout">
      <style:page-layout-properties fo:page-width="21.0cm" fo:page-height="29.0cm" style:print-orientation="portrait" fo:margin-top="1.0cm" fo:margin-bottom="1.0cm" fo:margin-left="1.0cm" fo:margin-right="1.0cm"/>
    </style:page-layout>
  </office:automatic-styles>
  <office:master-styles>
    <style:master-page style:name="Standard" style:page-layout-name="StandardPageLayout"/>
  </office:master-styles>
  <office:styles>
    <style:default-style style:family="paragraph">
      <style:text-properties style:font-name="Courier New" fo:font-size="8pt" fo:color="#0000FF" fo:font-style="italic" fo:font-weight="bold"/>
      <style:paragraph-properties style:tab-stop-distance="0.5cm" fo:text-align="center" style:line-spacing="0.1cm"/>
    </style:default-style>
    <style:style style:name="Standard" style:family="paragraph" style:class="text"/>
  </office:styles>
</office:document-styles>
</file>

<file path=meta.xml><?xml version="1.0" encoding="utf-8"?>
<office:document-meta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/>
</file>